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officeooo:rsid="0003b5c8" officeooo:paragraph-rsid="0003b5c8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top="0in" fo:margin-bottom="0.1965in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4204016520769620" text:style-name="L1">
        <text:list-item>
          <text:p text:style-name="P1">Add the redirect rule.</text:p>
        </text:list-item>
      </text:list>
      <text:p text:style-name="P3">This is instructions for what I need to do with hikephotos.com, the live version, to make the site work (hopefully)? Do I need to log in through ssh shell?</text:p>
      <text:list xml:id="list7788587546231449275" text:style-name="L2">
        <text:list-item>
          <text:p text:style-name="P2">In a text editor, open <text:span text:style-name="Teletype">~/webapps/</text:span><text:span text:style-name="Teletype"><text:span text:style-name="Emphasis">app_name</text:span></text:span><text:span text:style-name="Teletype">/.htaccess</text:span>, where <text:span text:style-name="Emphasis">app_name</text:span> is the name of the new Static/CGI/PHP application.</text:p>
        </text:list-item>
        <text:list-item>
          <text:p text:style-name="P2">Append the following lines:</text:p>
          <text:p text:style-name="P4">RewriteEngine On</text:p>
          <text:p text:style-name="P4">RewriteCond %{HTTP:X-Forwarded-SSL} !on</text:p>
          <text:p text:style-name="P5">RewriteRule ^(.*)$ https://%{HTTP_HOST}%{REQUEST_URI} [R=301,L]</text:p>
        </text:list-item>
        <text:list-item>
          <text:p text:style-name="P2">Save and close the fil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9:45:02.696916769</meta:creation-date>
    <dc:date>2015-03-04T19:46:08.985445078</dc:date>
    <meta:editing-duration>P0D</meta:editing-duration>
    <meta:editing-cycles>1</meta:editing-cycles>
    <meta:document-statistic meta:table-count="0" meta:image-count="0" meta:object-count="0" meta:page-count="1" meta:paragraph-count="8" meta:word-count="71" meta:character-count="471" meta:non-whitespace-character-count="412"/>
    <meta:generator>LibreOffice/4.2.7.2$Linux_x86 LibreOffice_project/420m0$Build-2</meta:generator>
  </office:meta>
</office:document-meta>
</file>